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68cm"/>
    </style:style>
    <style:style style:name="co2" style:family="table-column">
      <style:table-column-properties fo:break-before="auto" style:column-width="7.056cm"/>
    </style:style>
    <style:style style:name="co3" style:family="table-column">
      <style:table-column-properties fo:break-before="auto" style:column-width="6.31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78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 style:data-style-name="N30"/>
    <style:style style:name="ce8" style:family="table-cell" style:parent-style-name="Default" style:data-style-name="N30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4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类名</text:p>
          </table:table-cell>
          <table:table-cell table:style-name="ce1" office:value-type="string" calcext:value-type="string">
            <text:p>接口名</text:p>
          </table:table-cell>
          <table:table-cell table:style-name="ce1" office:value-type="string" calcext:value-type="string">
            <text:p>接口内容</text:p>
          </table:table-cell>
          <table:table-cell table:style-name="ce1" office:value-type="string" calcext:value-type="string">
            <text:p>需要天数</text:p>
          </table:table-cell>
          <table:table-cell table:style-name="ce1" office:value-type="string" calcext:value-type="string">
            <text:p>完成日期</text:p>
          </table:table-cell>
          <table:table-cell table:style-name="ce1" office:value-type="string" calcext:value-type="string">
            <text:p>完成情况</text:p>
          </table:table-cell>
          <table:table-cell table:style-name="ce1" office:value-type="string" calcext:value-type="string">
            <text:p>备注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12">
            <text:p>Configuration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配置文件文件格式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int loadConfiguration()</text:p>
          </table:table-cell>
          <table:table-cell office:value-type="string" calcext:value-type="string">
            <text:p>读取文件形式的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const string operator[](const char *) const</text:p>
          </table:table-cell>
          <table:table-cell office:value-type="string" calcext:value-type="string">
            <text:p>获取配置内容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10">
            <text:p>Util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 table:style-name="Default"/>
          <table:table-cell office:value-type="string" calcext:value-type="string">
            <text:p>getCurrentUnixTimeMs(封装gettimeofday)</text:p>
          </table:table-cell>
          <table:table-cell office:value-type="string" calcext:value-type="string">
            <text:p>获取当前的毫秒(长整数返回)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 table:style-name="Default"/>
          <table:table-cell office:value-type="string" calcext:value-type="string">
            <text:p>daemonize</text:p>
          </table:table-cell>
          <table:table-cell office:value-type="string" calcext:value-type="string">
            <text:p>守护进程化, 照抄APUE即可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14">
            <text:p>Cluster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itConfig()</text:p>
          </table:table-cell>
          <table:table-cell office:value-type="string" calcext:value-type="string">
            <text:p>读取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9" calcext:value-type="date">
            <text:p>16年3月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it()</text:p>
          </table:table-cell>
          <table:table-cell office:value-type="string" calcext:value-type="string">
            <text:p>初始化网络连接等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3-09" calcext:value-type="date">
            <text:p>16年3月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rea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6" table:number-columns-repeated="3"/>
          <table:table-cell table:style-name="ce8"/>
          <table:table-cell table:style-name="ce6"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t toLead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toFollow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toCandidat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nextCronTim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int cron()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3-14" calcext:value-type="date">
            <text:p>16年3月14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8">
            <text:p>ClusterClient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总 <text:s text:c="2"/>1</text:p>
          </table:table-cell>
          <table:table-cell office:value-type="date" office:date-value="2016-03-16" calcext:value-type="date">
            <text:p>16年3月16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8">
            <text:p>Sibling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office:value-type="string" calcext:value-type="string">
            <text:p>recognizeSiblings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17" calcext:value-type="date">
            <text:p>16年3月17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connectLostSiblings()</text:p>
          </table:table-cell>
          <table:table-cell table:number-columns-repeated="1022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add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delete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6">
            <text:p>Parent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delete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7">
            <text:p>Children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office:value-type="string" calcext:value-type="string">
            <text:p>recognizeChildren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2" calcext:value-type="date">
            <text:p>16年3月22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connectLostChildren()</text:p>
          </table:table-cell>
          <table:table-cell table:number-columns-repeated="1022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add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delete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6">
            <text:p>Entry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3-23" calcext:value-type="date">
            <text:p>16年3月23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6">
            <text:p>PersistenceFile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designing, requirement not clear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3-24" calcext:value-type="date">
            <text:p>16年3月24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10">
            <text:p>Command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office:value-type="string" calcext:value-type="string">
            <text:p>requestVote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5" calcext:value-type="date">
            <text:p>16年3月25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plyRequestVote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8" calcext:value-type="date">
            <text:p>16年3月28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appendEntr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9" calcext:value-type="date">
            <text:p>16年3月29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plyAppendEntr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30" calcext:value-type="date">
            <text:p>16年3月30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IAMClus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31" calcext:value-type="date">
            <text:p>16年3月31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direct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4-01" calcext:value-type="date">
            <text:p>16年4月1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4-02" calcext:value-type="date">
            <text:p>16年4月2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flushServer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 table:number-columns-spanned="1" table:number-rows-spanned="8">
            <text:p>ProtocolStream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addDefaultComman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00／00／00</text:date>, <text:time style:data-style-name="N2" text:time-value="09:05:25.527058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9M50S</meta:editing-duration>
    <meta:editing-cycles>28</meta:editing-cycles>
    <meta:generator>LibreOffice/4.2.8.2$Linux_X86_64 LibreOffice_project/420m0$Build-2</meta:generator>
    <dc:date>2016-03-10T10:27:16.387147452</dc:date>
    <meta:document-statistic meta:table-count="3" meta:cell-count="136" meta:object-count="0"/>
    <meta:user-defined meta:name="Info 1"/>
    <meta:user-defined meta:name="Info 2"/>
    <meta:user-defined meta:name="Info 3"/>
    <meta:user-defined meta:name="Info 4"/>
  </office:meta>
</office:document-meta>
</file>